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text-properties style:font-name="Times New Roman" fo:font-size="36pt" fo:font-weight="bold" style:font-size-asian="36pt" style:font-weight-asian="bold" style:font-name-complex="Times New Roman1" style:font-size-complex="36pt"/>
    </style:style>
    <style:style style:name="P2" style:family="paragraph" style:parent-style-name="Standard">
      <style:paragraph-properties fo:text-align="center" style:justify-single-word="false"/>
      <style:text-properties style:font-name="Times New Roman" fo:font-size="20pt" style:font-size-asian="20pt" style:font-name-complex="Times New Roman1" style:font-size-complex="20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imes New Roman1" style:font-size-complex="20pt"/>
    </style:style>
    <style:style style:name="P4" style:family="paragraph" style:parent-style-name="Standard">
      <style:text-properties style:font-name="Times New Roman" fo:font-size="20pt" fo:font-weight="normal" style:font-size-asian="20pt" style:font-weight-asian="normal" style:font-name-complex="Times New Roman1" style:font-size-complex="20pt" style:font-weight-complex="normal"/>
    </style:style>
    <style:style style:name="P5" style:family="paragraph" style:parent-style-name="Standard">
      <style:text-properties style:font-name="Times New Roman" fo:font-size="14pt" style:font-size-asian="14pt"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officeooo:rsid="001b36dc"/>
    </style:style>
    <style:style style:name="T3" style:family="text">
      <style:text-properties officeooo:rsid="001c2056"/>
    </style:style>
    <style:style style:name="T4" style:family="text">
      <style:text-properties officeooo:rsid="001fb4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OPSIS</text:p>
      <text:p text:style-name="P2">Online Movie Ticket Booking System</text:p>
      <text:p text:style-name="P3"/>
      <text:p text:style-name="P6">The main objective of the Online Movie Ticket Booking System is to provide a way for <text:span text:style-name="T2">a</text:span> <text:span text:style-name="T2">user</text:span> to buy a <text:span text:style-name="T2">ticket online to watch any movie of their choice at any theatre of their preference</text:span>. The user <text:span text:style-name="T3">is provided with</text:span> information <text:span text:style-name="T3">regarding</text:span> the latest movies, theatre’s screening the movies and the show details <text:span text:style-name="T3">so that they can make the booking of their choice.</text:span></text:p>
      <text:p text:style-name="P6">Every user is registered in the database using their Name, Phone Number, Email ID and Age. <text:span text:style-name="T3">The user is also given a unique ID. The user searches for a show of his choice and makes a booking by paying through card. Once the booking is confirmed, tickets for that show are generated. Ticket prices are calculated based on the show and how long the movie being played has been in theatres. Each show plays a movie on a given date and at a specific time. The </text:span>Movie entity gives information about the latest releases <text:span text:style-name="T4">llike the genre and the targeted audience. </text:span>The user can search for the theatres screening various movies <text:span text:style-name="T4">based on the area</text:span>. <text:span text:style-name="T4">Theatres have multiple screens with different classes of seating like Gold and Silver. The seating also affects the ticket prices.</text:span></text:p>
      <text:p text:style-name="P6"/>
      <text:p text:style-name="P4">Tools Used :</text:p>
      <text:p text:style-name="Standard"><text:span text:style-name="T1">PostgreSQL , <text:s/></text:span><text:bookmark text:name="_GoBack"/><text:span text:style-name="T1">Dia </text:span></text:p>
      <text:p text:style-name="P4">Team Members :</text:p>
      <text:p text:style-name="P5">Shivani Vogiral – 01FB16ECS367</text:p>
      <text:p text:style-name="P5">Shalini Sai Prasad – 01FB16ECS350</text:p>
      <text:p text:style-name="P5">Shailesh Sridhar – 01FB16ECS3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vani Vogiral</meta:initial-creator>
    <meta:editing-cycles>5</meta:editing-cycles>
    <meta:creation-date>2018-03-18T12:56:00</meta:creation-date>
    <dc:date>2018-03-19T23:07:08.298619590</dc:date>
    <meta:editing-duration>PT1H6M51S</meta:editing-duration>
    <meta:generator>LibreOffice/5.1.6.2$Linux_X86_64 LibreOffice_project/10m0$Build-2</meta:generator>
    <meta:document-statistic meta:table-count="0" meta:image-count="0" meta:object-count="0" meta:page-count="1" meta:paragraph-count="10" meta:word-count="224" meta:character-count="1301" meta:non-whitespace-character-count="108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